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340f" officeooo:paragraph-rsid="0012340f"/>
    </style:style>
    <style:style style:name="P2" style:family="paragraph" style:parent-style-name="Standard">
      <style:text-properties officeooo:rsid="0012340f" officeooo:paragraph-rsid="00161155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2340f" officeooo:paragraph-rsid="0012340f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136fc6" officeooo:paragraph-rsid="00136fc6"/>
    </style:style>
    <style:style style:name="P5" style:family="paragraph" style:parent-style-name="Standard">
      <style:text-properties officeooo:rsid="0014f9c7" officeooo:paragraph-rsid="0014f9c7"/>
    </style:style>
    <style:style style:name="P6" style:family="paragraph" style:parent-style-name="Standard">
      <style:text-properties officeooo:rsid="00161155" officeooo:paragraph-rsid="00161155"/>
    </style:style>
    <style:style style:name="P7" style:family="paragraph" style:parent-style-name="Standard">
      <style:text-properties officeooo:rsid="0017c03f" officeooo:paragraph-rsid="0017c03f"/>
    </style:style>
    <style:style style:name="T1" style:family="text">
      <style:text-properties officeooo:rsid="001611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ructuras utilizadas</text:p>
      <text:p text:style-name="P1"/>
      <text:p text:style-name="P4">Función CrearListaNodos</text:p>
      <text:p text:style-name="P4">Crea una lista de NodoBusqueda con una valoración en función de la estrategia elegida.</text:p>
      <text:p text:style-name="P4"/>
      <text:p text:style-name="P4">Función CrearSolucion</text:p>
      <text:p text:style-name="P5">Crea una lista de nodos <text:span text:style-name="T1">con el nodo padre de cada uno de ellos.</text:span></text:p>
      <text:p text:style-name="P5"/>
      <text:p text:style-name="P6">Función BusquedaBasica</text:p>
      <text:p text:style-name="P6">Se crea un objeto Frontera al que se van añadiendo los objetos NodoBusqueda que se van expandiendo durante la búsqueda. Despues devuelve una lista con todos los nodos de la solución. </text:p>
      <text:p text:style-name="P6"/>
      <text:p text:style-name="P6">Función BusquedaIncremental</text:p>
      <text:p text:style-name="P6">Utilizando la función de BusquedaBasica busca la solución incrementando la profundidad en cada búsqueda hasta que encuentre la solución o llegue a la profundidad máxima establecida.</text:p>
      <text:p text:style-name="P6"/>
      <text:p text:style-name="P7">Después de encontrar la solución, en el programa Principal imprime los datos de los nodos en un ficher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3:41:14.692382084</meta:creation-date>
    <meta:generator>LibreOffice/4.4.6.3$Linux_X86_64 LibreOffice_project/40m0$Build-3</meta:generator>
    <dc:date>2015-11-08T15:00:27.039590709</dc:date>
    <meta:editing-duration>PT1M37S</meta:editing-duration>
    <meta:editing-cycles>1</meta:editing-cycles>
    <meta:document-statistic meta:table-count="0" meta:image-count="0" meta:object-count="0" meta:page-count="1" meta:paragraph-count="10" meta:word-count="113" meta:character-count="732" meta:non-whitespace-character-count="628"/>
  </office:meta>
</office:document-meta>
</file>